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7_l_paw_salati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kla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ejn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wobrěz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erž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owzt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a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ěza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r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ub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ćěh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žohnow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ła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g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rejo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rejo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dźi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om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ł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-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š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rž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rob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liz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r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r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orh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u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ah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ič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z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w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w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orje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ež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žra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uzł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ćež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rěd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ěd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ad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my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jaw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ć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wi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tor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u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u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je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je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wat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d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iw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ar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to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šo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oh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o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z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kho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up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róć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rjeb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z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ry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óz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ćiw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r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ko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da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ztu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ł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iz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y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twołam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źo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s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ph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zy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órmind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zy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ě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ich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i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ł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ěm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nab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b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b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0T16:16:23.783744419</dc:date>
    <meta:editing-duration>PT1M16S</meta:editing-duration>
    <meta:editing-cycles>1</meta:editing-cycles>
    <meta:document-statistic meta:table-count="1" meta:cell-count="942" meta:object-count="0"/>
  </office:meta>
</office:document-meta>
</file>